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807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 style:data-style-name="N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9" table:default-cell-style-name="Default"/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>
            <draw:frame table:end-cell-address="Sheet1.L35" table:end-x="0.0917in" table:end-y="0.0972in" draw:z-index="0" draw:style-name="gr1" draw:text-style-name="P1" svg:width="8.7913in" svg:height="5.6583in" svg:x="0.1909in" svg:y="0.1362in">
              <draw:object draw:notify-on-update-of-ranges="Sheet1.D6:Sheet1.I6 Sheet1.A11:Sheet1.A11 Sheet1.D11:Sheet1.I11 Sheet1.D6:Sheet1.J6 Sheet1.A13:Sheet1.A13 Sheet1.D13:Sheet1.J13 Sheet1.E6:Sheet1.J6 Sheet1.A15:Sheet1.A15 Sheet1.E15:Sheet1.J15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8"/>
        </table:table-row>
        <table:table-row table:style-name="ro1">
          <table:table-cell office:value-type="string">
            <text:p>CPU</text:p>
          </table:table-cell>
          <table:table-cell table:number-columns-repeated="9" office:value-type="float" office:value="8000000">
            <text:p>8000000</text:p>
          </table:table-cell>
        </table:table-row>
        <table:table-row table:style-name="ro2">
          <table:table-cell office:value-type="string">
            <text:p>Clk Prescaler</text:p>
          </table:table-cell>
          <table:table-cell table:number-columns-repeated="9" office:value-type="float" office:value="2">
            <text:p>2</text:p>
          </table:table-cell>
        </table:table-row>
        <table:table-row table:style-name="ro1">
          <table:table-cell office:value-type="string">
            <text:p>OCR1A</text:p>
          </table:table-cell>
          <table:table-cell office:value-type="float" office:value="200">
            <text:p>200</text:p>
          </table:table-cell>
          <table:table-cell office:value-type="float" office:value="150">
            <text:p>150</text:p>
          </table:table-cell>
          <table:table-cell office:value-type="float" office:value="100">
            <text:p>100</text:p>
          </table:table-cell>
          <table:table-cell office:value-type="float" office:value="80">
            <text:p>80</text:p>
          </table:table-cell>
          <table:table-cell office:value-type="float" office:value="50">
            <text:p>50</text:p>
          </table:table-cell>
          <table:table-cell office:value-type="float" office:value="40">
            <text:p>40</text:p>
          </table:table-cell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Interrupt Freq</text:p>
          </table:table-cell>
          <table:table-cell table:formula="of:=[.B4]/[.B5]/([.B6]+1)" office:value-type="float" office:value="19900.4975124378">
            <text:p>19900.4975124378</text:p>
          </table:table-cell>
          <table:table-cell table:formula="of:=[.C4]/[.C5]/([.C6]+1)" office:value-type="float" office:value="26490.0662251656">
            <text:p>26490.0662251656</text:p>
          </table:table-cell>
          <table:table-cell table:formula="of:=[.D4]/[.D5]/([.D6]+1)" office:value-type="float" office:value="39603.9603960396">
            <text:p>39603.9603960396</text:p>
          </table:table-cell>
          <table:table-cell table:formula="of:=[.E4]/[.E5]/([.E6]+1)" office:value-type="float" office:value="49382.7160493827">
            <text:p>49382.7160493827</text:p>
          </table:table-cell>
          <table:table-cell table:formula="of:=[.F4]/[.F5]/([.F6]+1)" office:value-type="float" office:value="78431.3725490196">
            <text:p>78431.3725490196</text:p>
          </table:table-cell>
          <table:table-cell table:formula="of:=[.G4]/[.G5]/([.G6]+1)" office:value-type="float" office:value="97560.9756097561">
            <text:p>97560.9756097561</text:p>
          </table:table-cell>
          <table:table-cell table:formula="of:=[.H4]/[.H5]/([.H6]+1)" office:value-type="float" office:value="129032.258064516">
            <text:p>129032.258064516</text:p>
          </table:table-cell>
          <table:table-cell table:formula="of:=[.I4]/[.I5]/([.I6]+1)" office:value-type="float" office:value="190476.19047619">
            <text:p>190476.19047619</text:p>
          </table:table-cell>
          <table:table-cell table:formula="of:=[.J4]/[.J5]/([.J6]+1)" office:value-type="float" office:value="250000">
            <text:p>250000</text:p>
          </table:table-cell>
        </table:table-row>
        <table:table-row table:style-name="ro1">
          <table:table-cell office:value-type="string">
            <text:p>Counter Low </text:p>
          </table:table-cell>
          <table:table-cell table:number-columns-repeated="9" office:value-type="float" office:value="108">
            <text:p>108</text:p>
          </table:table-cell>
        </table:table-row>
        <table:table-row table:style-name="ro1">
          <table:table-cell office:value-type="string">
            <text:p>Counter High</text:p>
          </table:table-cell>
          <table:table-cell table:number-columns-repeated="9" office:value-type="float" office:value="5">
            <text:p>5</text:p>
          </table:table-cell>
        </table:table-row>
        <table:table-row table:style-name="ro1">
          <table:table-cell office:value-type="string">
            <text:p>Theoretical Low</text:p>
          </table:table-cell>
          <table:table-cell table:style-name="ce1" table:formula="of:=[.B7]/[.B8]/2" office:value-type="float" office:value="92.1319329279528">
            <text:p>92</text:p>
          </table:table-cell>
          <table:table-cell table:style-name="ce1" table:formula="of:=[.C7]/[.C8]/2" office:value-type="float" office:value="122.639195486878">
            <text:p>123</text:p>
          </table:table-cell>
          <table:table-cell table:style-name="ce1" table:formula="of:=[.D7]/[.D8]/2" office:value-type="float" office:value="183.351668500183">
            <text:p>183</text:p>
          </table:table-cell>
          <table:table-cell table:style-name="ce1" table:formula="of:=[.E7]/[.E8]/2" office:value-type="float" office:value="228.623685413809">
            <text:p>229</text:p>
          </table:table-cell>
          <table:table-cell table:style-name="ce1" table:formula="of:=[.F7]/[.F8]/2" office:value-type="float" office:value="363.108206245461">
            <text:p>363</text:p>
          </table:table-cell>
          <table:table-cell table:style-name="ce1" table:formula="of:=[.G7]/[.G8]/2" office:value-type="float" office:value="451.6711833785">
            <text:p>452</text:p>
          </table:table-cell>
          <table:table-cell table:style-name="ce1" table:formula="of:=[.H7]/[.H8]/2" office:value-type="float" office:value="597.371565113501">
            <text:p>597</text:p>
          </table:table-cell>
          <table:table-cell table:style-name="ce1" table:formula="of:=[.I7]/[.I8]/2" office:value-type="float" office:value="881.834215167548">
            <text:p>882</text:p>
          </table:table-cell>
          <table:table-cell table:style-name="ce1" table:formula="of:=[.J7]/[.J8]/2" office:value-type="float" office:value="1157.40740740741">
            <text:p>1157</text:p>
          </table:table-cell>
        </table:table-row>
        <table:table-row table:style-name="ro1">
          <table:table-cell office:value-type="string">
            <text:p>Theoretical High</text:p>
          </table:table-cell>
          <table:table-cell table:style-name="ce1" table:formula="of:=[.B7]/2/[.B9]" office:value-type="float" office:value="1990.04975124378">
            <text:p>1990</text:p>
          </table:table-cell>
          <table:table-cell table:style-name="ce1" table:formula="of:=[.C7]/2/[.C9]" office:value-type="float" office:value="2649.00662251656">
            <text:p>2649</text:p>
          </table:table-cell>
          <table:table-cell table:style-name="ce1" table:formula="of:=[.D7]/2/[.D9]" office:value-type="float" office:value="3960.39603960396">
            <text:p>3960</text:p>
          </table:table-cell>
          <table:table-cell table:style-name="ce1" table:formula="of:=[.E7]/2/[.E9]" office:value-type="float" office:value="4938.27160493827">
            <text:p>4938</text:p>
          </table:table-cell>
          <table:table-cell table:style-name="ce1" table:formula="of:=[.F7]/2/[.F9]" office:value-type="float" office:value="7843.13725490196">
            <text:p>7843</text:p>
          </table:table-cell>
          <table:table-cell table:style-name="ce1" table:formula="of:=[.G7]/2/[.G9]" office:value-type="float" office:value="9756.09756097561">
            <text:p>9756</text:p>
          </table:table-cell>
          <table:table-cell table:style-name="ce1" table:formula="of:=[.H7]/2/[.H9]" office:value-type="float" office:value="12903.2258064516">
            <text:p>12903</text:p>
          </table:table-cell>
          <table:table-cell table:style-name="ce1" table:formula="of:=[.I7]/2/[.I9]" office:value-type="float" office:value="19047.619047619">
            <text:p>19048</text:p>
          </table:table-cell>
          <table:table-cell table:style-name="ce1" table:formula="of:=[.J7]/2/[.J9]" office:value-type="float" office:value="25000">
            <text:p>25000</text:p>
          </table:table-cell>
        </table:table-row>
        <table:table-row table:style-name="ro1">
          <table:table-cell office:value-type="string">
            <text:p>Low Actual</text:p>
          </table:table-cell>
          <table:table-cell office:value-type="float" office:value="90">
            <text:p>90</text:p>
          </table:table-cell>
          <table:table-cell office:value-type="float" office:value="120">
            <text:p>120</text:p>
          </table:table-cell>
          <table:table-cell office:value-type="float" office:value="180">
            <text:p>180</text:p>
          </table:table-cell>
          <table:table-cell office:value-type="float" office:value="230">
            <text:p>230</text:p>
          </table:table-cell>
          <table:table-cell office:value-type="float" office:value="365">
            <text:p>365</text:p>
          </table:table-cell>
          <table:table-cell office:value-type="float" office:value="465">
            <text:p>465</text:p>
          </table:table-cell>
          <table:table-cell table:number-columns-repeated="3" office:value-type="float" office:value="570">
            <text:p>570</text:p>
          </table:table-cell>
        </table:table-row>
        <table:table-row table:style-name="ro1">
          <table:table-cell office:value-type="string">
            <text:p>High Actual</text:p>
          </table:table-cell>
          <table:table-cell office:value-type="float" office:value="1700">
            <text:p>1700</text:p>
          </table:table-cell>
          <table:table-cell office:value-type="float" office:value="2260">
            <text:p>2260</text:p>
          </table:table-cell>
          <table:table-cell office:value-type="float" office:value="3380">
            <text:p>3380</text:p>
          </table:table-cell>
          <table:table-cell office:value-type="float" office:value="4240">
            <text:p>4240</text:p>
          </table:table-cell>
          <table:table-cell office:value-type="float" office:value="6720">
            <text:p>6720</text:p>
          </table:table-cell>
          <table:table-cell office:value-type="float" office:value="8390">
            <text:p>8390</text:p>
          </table:table-cell>
          <table:table-cell office:value-type="float" office:value="10360">
            <text:p>10360</text:p>
          </table:table-cell>
          <table:table-cell table:number-columns-repeated="2" office:value-type="float" office:value="10410">
            <text:p>10410</text:p>
          </table:table-cell>
        </table:table-row>
        <table:table-row table:style-name="ro1">
          <table:table-cell office:value-type="string">
            <text:p>Low 16 counter</text:p>
          </table:table-cell>
          <table:table-cell table:number-columns-repeated="3"/>
          <table:table-cell office:value-type="float" office:value="230">
            <text:p>230</text:p>
          </table:table-cell>
          <table:table-cell office:value-type="float" office:value="370">
            <text:p>370</text:p>
          </table:table-cell>
          <table:table-cell table:number-columns-repeated="4" office:value-type="float" office:value="400">
            <text:p>400</text:p>
          </table:table-cell>
        </table:table-row>
        <table:table-row table:style-name="ro1">
          <table:table-cell office:value-type="string">
            <text:p>High 16 counter</text:p>
          </table:table-cell>
          <table:table-cell table:number-columns-repeated="3"/>
          <table:table-cell office:value-type="float" office:value="4230">
            <text:p>4230</text:p>
          </table:table-cell>
          <table:table-cell office:value-type="float" office:value="6740">
            <text:p>6740</text:p>
          </table:table-cell>
          <table:table-cell office:value-type="float" office:value="7290">
            <text:p>7290</text:p>
          </table:table-cell>
          <table:table-cell office:value-type="float" office:value="7275">
            <text:p>7275</text:p>
          </table:table-cell>
          <table:table-cell office:value-type="float" office:value="7270">
            <text:p>7270</text:p>
          </table:table-cell>
          <table:table-cell office:value-type="float" office:value="7290">
            <text:p>7290</text:p>
          </table:table-cell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8">02/18/2018</text:date>, <text:time>14:35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8T13:30:10.87</meta:creation-date>
    <meta:editing-duration>PT35M2S</meta:editing-duration>
    <meta:editing-cycles>3</meta:editing-cycles>
    <meta:generator>OpenOffice/4.1.5$Win32 OpenOffice.org_project/415m1$Build-9789</meta:generator>
    <meta:initial-creator>Rob stave</meta:initial-creator>
    <dc:date>2018-02-18T14:35:26.96</dc:date>
    <dc:creator>Rob stave</dc:creator>
    <meta:document-statistic meta:table-count="3" meta:cell-count="11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2.331cm" svg:height="14.373cm" xlink:href=".." xlink:type="simple" chart:class="chart:scatter" chart:style-name="ch1">
        <chart:legend chart:legend-position="end" svg:x="18.526cm" svg:y="6.35cm" style:legend-expansion="high" chart:style-name="ch2"/>
        <chart:plot-area chart:style-name="ch3" table:cell-range-address="Sheet1.D6:Sheet1.I6 Sheet1.A11:Sheet1.A11 Sheet1.D11:Sheet1.I11 Sheet1.A13:Sheet1.A13 Sheet1.D13:Sheet1.J13 Sheet1.A15:Sheet1.A15 Sheet1.E15:Sheet1.J15" chart:data-source-has-labels="column" svg:x="0.896cm" svg:y="1.283cm" svg:width="16.738cm" svg:height="12.383cm">
          <chartooo:coordinate-region svg:x="2.073cm" svg:y="1.495cm" svg:width="15.281cm" svg:height="11.49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D11:Sheet1.I11" chart:label-cell-address="Sheet1.A11:Sheet1.A11" chart:class="chart:scatter">
            <chart:domain table:cell-range-address="Sheet1.D6:Sheet1.I6"/>
            <chart:data-point chart:repeated="6"/>
          </chart:series>
          <chart:series chart:style-name="ch7" chart:values-cell-range-address="Sheet1.D13:Sheet1.J13" chart:label-cell-address="Sheet1.A13:Sheet1.A13" chart:class="chart:scatter">
            <chart:domain table:cell-range-address="Sheet1.D6:Sheet1.J6"/>
            <chart:data-point chart:repeated="7"/>
          </chart:series>
          <chart:series chart:style-name="ch8" chart:values-cell-range-address="Sheet1.E15:Sheet1.J15" chart:label-cell-address="Sheet1.A15:Sheet1.A15" chart:class="chart:scatter">
            <chart:domain table:cell-range-address="Sheet1.E6:Sheet1.J6"/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</table:table-row>
          </table:table-header-rows>
          <table:table-rows>
            <table:table-row>
              <table:table-cell office:value-type="string">
                <text:p>Row 6</text:p>
                <draw:g>
                  <svg:desc/>
                </draw:g>
              </table:table-cell>
              <table:table-cell office:value-type="float" office:value="100">
                <text:p>100</text:p>
                <draw:g>
                  <svg:desc>Sheet1.D6:Sheet1.I6</svg:desc>
                </draw:g>
              </table:table-cell>
              <table:table-cell office:value-type="float" office:value="80">
                <text:p>80</text:p>
              </table:table-cell>
              <table:table-cell office:value-type="float" office:value="50">
                <text:p>50</text:p>
              </table:table-cell>
              <table:table-cell office:value-type="float" office:value="40">
                <text:p>40</text:p>
              </table:table-cell>
              <table:table-cell office:value-type="float" office:value="30">
                <text:p>3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Theoretical High</text:p>
                <draw:g>
                  <svg:desc>Sheet1.A11:Sheet1.A11</svg:desc>
                </draw:g>
              </table:table-cell>
              <table:table-cell office:value-type="float" office:value="3960.39603960396">
                <text:p>3960.39603960396</text:p>
                <draw:g>
                  <svg:desc>Sheet1.D11:Sheet1.I11</svg:desc>
                </draw:g>
              </table:table-cell>
              <table:table-cell office:value-type="float" office:value="4938.27160493827">
                <text:p>4938.27160493827</text:p>
              </table:table-cell>
              <table:table-cell office:value-type="float" office:value="7843.13725490196">
                <text:p>7843.13725490196</text:p>
              </table:table-cell>
              <table:table-cell office:value-type="float" office:value="9756.09756097561">
                <text:p>9756.09756097561</text:p>
              </table:table-cell>
              <table:table-cell office:value-type="float" office:value="12903.2258064516">
                <text:p>12903.2258064516</text:p>
              </table:table-cell>
              <table:table-cell office:value-type="float" office:value="19047.619047619">
                <text:p>19047.619047619</text:p>
              </table:table-cell>
            </table:table-row>
            <table:table-row>
              <table:table-cell office:value-type="string">
                <text:p>Row 6</text:p>
                <draw:g>
                  <svg:desc/>
                </draw:g>
              </table:table-cell>
              <table:table-cell office:value-type="float" office:value="100">
                <text:p>100</text:p>
                <draw:g>
                  <svg:desc>Sheet1.D6:Sheet1.J6</svg:desc>
                </draw:g>
              </table:table-cell>
              <table:table-cell office:value-type="float" office:value="80">
                <text:p>80</text:p>
              </table:table-cell>
              <table:table-cell office:value-type="float" office:value="50">
                <text:p>50</text:p>
              </table:table-cell>
              <table:table-cell office:value-type="float" office:value="40">
                <text:p>40</text:p>
              </table:table-cell>
              <table:table-cell office:value-type="float" office:value="30">
                <text:p>30</text:p>
              </table:table-cell>
              <table:table-cell office:value-type="float" office:value="20">
                <text:p>2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High Actual</text:p>
                <draw:g>
                  <svg:desc>Sheet1.A13:Sheet1.A13</svg:desc>
                </draw:g>
              </table:table-cell>
              <table:table-cell office:value-type="float" office:value="3380">
                <text:p>3380</text:p>
                <draw:g>
                  <svg:desc>Sheet1.D13:Sheet1.J13</svg:desc>
                </draw:g>
              </table:table-cell>
              <table:table-cell office:value-type="float" office:value="4240">
                <text:p>4240</text:p>
              </table:table-cell>
              <table:table-cell office:value-type="float" office:value="6720">
                <text:p>6720</text:p>
              </table:table-cell>
              <table:table-cell office:value-type="float" office:value="8390">
                <text:p>8390</text:p>
              </table:table-cell>
              <table:table-cell office:value-type="float" office:value="10360">
                <text:p>10360</text:p>
              </table:table-cell>
              <table:table-cell office:value-type="float" office:value="10410">
                <text:p>10410</text:p>
              </table:table-cell>
              <table:table-cell office:value-type="float" office:value="10410">
                <text:p>10410</text:p>
              </table:table-cell>
            </table:table-row>
            <table:table-row>
              <table:table-cell office:value-type="string">
                <text:p>Row 6</text:p>
                <draw:g>
                  <svg:desc/>
                </draw:g>
              </table:table-cell>
              <table:table-cell office:value-type="float" office:value="80">
                <text:p>80</text:p>
                <draw:g>
                  <svg:desc>Sheet1.E6:Sheet1.J6</svg:desc>
                </draw:g>
              </table:table-cell>
              <table:table-cell office:value-type="float" office:value="50">
                <text:p>50</text:p>
              </table:table-cell>
              <table:table-cell office:value-type="float" office:value="40">
                <text:p>40</text:p>
              </table:table-cell>
              <table:table-cell office:value-type="float" office:value="30">
                <text:p>30</text:p>
              </table:table-cell>
              <table:table-cell office:value-type="float" office:value="20">
                <text:p>2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High 16 counter</text:p>
                <draw:g>
                  <svg:desc>Sheet1.A15:Sheet1.A15</svg:desc>
                </draw:g>
              </table:table-cell>
              <table:table-cell office:value-type="float" office:value="4230">
                <text:p>4230</text:p>
                <draw:g>
                  <svg:desc>Sheet1.E15:Sheet1.J15</svg:desc>
                </draw:g>
              </table:table-cell>
              <table:table-cell office:value-type="float" office:value="6740">
                <text:p>6740</text:p>
              </table:table-cell>
              <table:table-cell office:value-type="float" office:value="7290">
                <text:p>7290</text:p>
              </table:table-cell>
              <table:table-cell office:value-type="float" office:value="7275">
                <text:p>7275</text:p>
              </table:table-cell>
              <table:table-cell office:value-type="float" office:value="7270">
                <text:p>7270</text:p>
              </table:table-cell>
              <table:table-cell office:value-type="float" office:value="7290">
                <text:p>729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5$Win32 OpenOffice.org_project/415m1$Build-978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